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5B0000034F6463ECF23898845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marker-start-width="0.252cm" draw:marker-end-width="0.252cm" draw:fill="solid" draw:fill-color="#ffffff" draw:textarea-horizontal-align="justify" draw:textarea-vertical-align="middle" draw:auto-grow-height="false" fo:min-height="17.784cm" fo:min-width="18.169cm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1.356cm" fo:min-width="1.744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2cm" fo:min-width="2.298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8cm" fo:min-width="2.298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429cm" fo:min-width="2.197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169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82cm" fo:min-width="2.817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.64cm" fo:min-width="3.30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4cm" fo:min-width="3.4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dash" draw:stroke-dash="Dot" svg:stroke-width="0.035cm" svg:stroke-color="#666666" draw:marker-start-width="0.252cm" draw:marker-end-width="0.252cm" draw:fill="none" draw:textarea-horizontal-align="justify" draw:textarea-vertical-align="middle" draw:auto-grow-height="false" fo:min-height="8.513cm" fo:min-width="4.453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1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2.008cm" fo:min-width="2.008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withoutfill">
      <style:graphic-properties svg:stroke-color="#000000" draw:marker-end="Arrowheads_20_3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7" style:family="graphic" style:parent-style-name="standard">
      <style:graphic-properties draw:stroke="none" draw:fill="none" fo:min-height="0.32cm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1.083cm" fo:min-width="2.984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0.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.25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35cm" svg:stroke-color="#000000" draw:marker-start-width="0.252cm" draw:marker-end="Arrowheads_20_4" draw:marker-end-width="0.3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151cm"/>
      <style:paragraph-properties style:writing-mode="lr-tb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657cm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solid" draw:textarea-vertical-align="middle"/>
    </style:style>
    <style:style style:name="gr26" style:family="graphic" style:parent-style-name="objectwithoutfill">
      <style:graphic-properties draw:marker-end="Arrowheads_20_6" draw:marker-end-width="0.3cm" draw:fill="solid" draw:textarea-vertical-align="middle"/>
    </style:style>
    <style:style style:name="gr27" style:family="graphic" style:parent-style-name="objectwithoutfill">
      <style:graphic-properties draw:marker-end="Arrowheads_20_7" draw:marker-end-width="0.3cm" draw:fill="solid" draw:textarea-vertical-align="middle"/>
    </style:style>
    <style:style style:name="gr28" style:family="graphic" style:parent-style-name="objectwithoutfill">
      <style:graphic-properties draw:marker-end="Arrowheads_20_8" draw:marker-end-width="0.3cm" draw:fill="solid" draw:textarea-vertical-align="middle"/>
    </style:style>
    <style:style style:name="gr29" style:family="graphic" style:parent-style-name="objectwithoutfill">
      <style:graphic-properties draw:marker-end="Arrowheads_20_10" draw:marker-end-width="0.3cm" draw:fill="solid" draw:textarea-vertical-align="middle"/>
    </style:style>
    <style:style style:name="gr30" style:family="graphic" style:parent-style-name="objectwithoutfill">
      <style:graphic-properties draw:marker-end="Arrowheads_20_11" draw:marker-end-width="0.3cm" draw:fill="solid" draw:textarea-vertical-align="middle"/>
    </style:style>
    <style:style style:name="gr31" style:family="graphic" style:parent-style-name="objectwithoutfill">
      <style:graphic-properties svg:stroke-width="0.035cm" svg:stroke-color="#000000" draw:marker-start-width="0.252cm" draw:marker-end="Arrowheads_20_13" draw:marker-end-width="0.352cm" draw:fill="solid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marker-end="Arrowheads_20_14" draw:marker-end-width="0.3cm" draw:fill="solid" draw:textarea-vertical-align="middle"/>
    </style:style>
    <style:style style:name="gr33" style:family="graphic" style:parent-style-name="objectwithoutfill">
      <style:graphic-properties draw:marker-end="Arrowheads_20_15" draw:marker-end-width="0.3cm" draw:fill="solid" draw:textarea-vertical-align="middle"/>
    </style:style>
    <style:style style:name="gr34" style:family="graphic" style:parent-style-name="objectwithoutfill">
      <style:graphic-properties draw:marker-end="Arrowheads_20_16" draw:marker-end-width="0.3cm" draw:fill="solid" draw:textarea-vertical-align="middle"/>
    </style:style>
    <style:style style:name="gr35" style:family="graphic" style:parent-style-name="objectwithoutfill">
      <style:graphic-properties draw:marker-end="Arrowheads_20_17" draw:marker-end-width="0.3cm" draw:fill="solid" draw:textarea-vertical-align="middle"/>
    </style:style>
    <style:style style:name="gr36" style:family="graphic" style:parent-style-name="objectwithoutfill">
      <style:graphic-properties draw:marker-end="Arrowheads_20_18" draw:marker-end-width="0.3cm" draw:fill="solid" draw:textarea-vertical-align="middle"/>
    </style:style>
    <style:style style:name="gr37" style:family="graphic" style:parent-style-name="objectwithoutfill">
      <style:graphic-properties draw:marker-end="Arrowheads_20_19" draw:marker-end-width="0.3cm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heads_20_41" draw:marker-end-width="0.352cm" draw:fill="solid" draw:fill-color="#000000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35cm" svg:stroke-color="#000000" draw:marker-start-width="0.252cm" draw:marker-end="Arrowheads_20_42" draw:marker-end-width="0.352cm" draw:fill="solid" draw:fill-color="#000000" draw:textarea-vertical-align="middle" fo:padding-top="0.142cm" fo:padding-bottom="0.142cm" fo:padding-left="0.267cm" fo:padding-right="0.267cm"/>
    </style:style>
    <style:style style:name="gr41" style:family="graphic" style:parent-style-name="objectwithoutfill">
      <style:graphic-properties svg:stroke-width="0.035cm" svg:stroke-color="#000000" draw:marker-start-width="0.252cm" draw:marker-end="Arrowheads_20_43" draw:marker-end-width="0.352cm" draw:fill="solid" draw:fill-color="#000000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0.53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italic" style:text-underline-style="none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8.034cm" svg:x="2.016cm" svg:y="2.143cm">
          <text:p/>
          <draw:enhanced-geometry svg:viewBox="0 0 21600 21600" draw:type="rectangle" draw:enhanced-path="M 0 0 L 21600 0 21600 21600 0 21600 0 0 Z N"/>
        </draw:custom-shape>
        <draw:custom-shape draw:name="Google Shape;111;p21" draw:style-name="gr2" draw:text-style-name="P3" xml:id="id1" draw:id="id1" draw:layer="layout" svg:width="2.251cm" svg:height="1.863cm" svg:x="2.905cm" svg:y="3.297cm">
          <text:p text:style-name="P2"><text:span text:style-name="T1">Input</text:span><text:span text:style-name="T1"><text:line-break/></text:span><text:span text:style-name="T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3" draw:text-style-name="P4" draw:layer="layout" svg:width="2.805cm" svg:height="1.199cm" svg:x="2.651cm" svg:y="2.241cm">
          <text:p text:style-name="P2"><text:span text:style-name="T2">Latent variables (98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2" draw:text-style-name="P3" xml:id="id4" draw:id="id4" draw:layer="layout" svg:width="2.251cm" svg:height="1.863cm" svg:x="6.046cm" svg:y="6.301cm">
          <text:p text:style-name="P2"><text:span text:style-name="T1">P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3" xml:id="id5" draw:id="id5" draw:layer="layout" svg:width="2.251cm" svg:height="1.863cm" svg:x="6.046cm" svg:y="9.367cm">
          <text:p text:style-name="P2"><text:span text:style-name="T1">U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4" draw:text-style-name="P4" draw:layer="layout" svg:width="2.805cm" svg:height="0.825cm" svg:x="5.769cm" svg:y="5.6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1" draw:style-name="gr4" draw:text-style-name="P4" draw:layer="layout" svg:width="2.805cm" svg:height="0.825cm" svg:x="5.769cm" svg:y="8.641cm">
          <text:p text:style-name="P2"><text:span text:style-name="T2">50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1" draw:style-name="gr5" draw:text-style-name="P4" draw:layer="layout" svg:width="2.805cm" svg:height="1.037cm" svg:x="10.588cm" svg:y="3.378cm">
          <text:p text:style-name="P2"><text:span text:style-name="T1">k-mea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1;p21" draw:style-name="gr6" draw:text-style-name="P4" draw:layer="layout" svg:width="2.805cm" svg:height="1.318cm" svg:x="10.588cm" svg:y="4.898cm">
          <text:p text:style-name="P2"><text:span text:style-name="T1">Spectral 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2;p21" draw:style-name="gr7" draw:text-style-name="P4" draw:layer="layout" svg:width="3.453cm" svg:height="1.318cm" svg:x="10.264cm" svg:y="6.701cm">
          <text:p text:style-name="P2"><text:span text:style-name="T1">Hierarchical</text:span><text:span text:style-name="T1"><text:line-break/></text:span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3;p21" draw:style-name="gr5" draw:text-style-name="P4" draw:layer="layout" svg:width="2.805cm" svg:height="1.037cm" svg:x="10.588cm" svg:y="8.503cm">
          <text:p text:style-name="P2"><text:span text:style-name="T1">DBSCA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24;p21" draw:style-name="gr8" draw:text-style-name="P4" draw:layer="layout" svg:width="3.937cm" svg:height="1.272cm" svg:x="10.022cm" svg:y="9.996cm">
          <text:p text:style-name="P2"><text:span text:style-name="T1">Gaussian</text:span><text:span text:style-name="T1"><text:line-break/></text:span><text:span text:style-name="T1">Mixture Mode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ustom-shape draw:name="Google Shape;130;p21" draw:style-name="gr9" draw:text-style-name="P3" xml:id="id6" draw:id="id6" draw:layer="layout" svg:width="3.997cm" svg:height="2.511cm" svg:x="16.101cm" svg:y="2.997cm">
          <text:p text:style-name="P2"><text:span text:style-name="T1">Ensem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3" draw:text-style-name="P4" draw:layer="layout" svg:width="2.805cm" svg:height="1.199cm" svg:x="16.697cm" svg:y="1.921cm">
          <text:p text:style-name="P2"><text:span text:style-name="T2">Partitions</text:span><text:span text:style-name="T2"><text:line-break/></text:span><text:span text:style-name="T2">(4,42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xml:id="id9" draw:id="id9" draw:layer="layout" svg:width="4.953cm" svg:height="8.763cm" svg:x="9.514cm" svg:y="2.905cm">
          <text:p/>
          <draw:enhanced-geometry svg:viewBox="0 0 21600 21600" draw:type="rectangle" draw:enhanced-path="M 0 0 L 21600 0 21600 21600 0 21600 0 0 Z N"/>
        </draw:custom-shape>
        <draw:custom-shape draw:name="Google Shape;128;p21_0" draw:style-name="gr4" draw:text-style-name="P7" draw:layer="layout" svg:width="2.805cm" svg:height="0.825cm" svg:x="10.588cm" svg:y="1.897cm">
          <text:p text:style-name="P6"><text:span text:style-name="T1">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8" draw:layer="layout" svg:x1="4.03cm" svg:y1="5.16cm" svg:x2="5.523cm" svg:y2="7.203cm" draw:start-shape="id1" draw:start-glue-point="2" draw:end-shape="id2" draw:end-glue-point="0" svg:d="M4030 5160v2043h1493" svg:viewBox="0 0 1494 2044">
          <text:p/>
        </draw:connector>
        <draw:connector draw:style-name="gr12" draw:text-style-name="P8" draw:layer="layout" svg:x1="4.03cm" svg:y1="5.16cm" svg:x2="5.524cm" svg:y2="10.304cm" draw:start-shape="id1" draw:start-glue-point="2" draw:end-shape="id3" draw:end-glue-point="0" svg:d="M4030 5160v5144h1494" svg:viewBox="0 0 1495 5145">
          <text:p/>
        </draw:connector>
        <draw:connector draw:style-name="gr13" draw:text-style-name="P8" draw:layer="layout" draw:type="line" svg:x1="5.156cm" svg:y1="4.228cm" svg:x2="9.322cm" svg:y2="4.228cm" draw:start-shape="id1" draw:start-glue-point="1" svg:d="M5156 4228h4166" svg:viewBox="0 0 4167 1">
          <text:p/>
        </draw:connector>
        <draw:connector draw:style-name="gr13" draw:text-style-name="P8" draw:layer="layout" draw:type="line" svg:x1="8.297cm" svg:y1="7.232cm" svg:x2="9.322cm" svg:y2="7.228cm" draw:start-shape="id4" draw:start-glue-point="1" svg:d="M8297 7232l1025-4" svg:viewBox="0 0 1026 5">
          <text:p/>
        </draw:connector>
        <draw:connector draw:style-name="gr13" draw:text-style-name="P8" draw:layer="layout" draw:type="line" svg:x1="8.297cm" svg:y1="10.298cm" svg:x2="9.322cm" svg:y2="10.298cm" draw:start-shape="id5" draw:start-glue-point="1" svg:d="M8297 10298h1025" svg:viewBox="0 0 1026 1">
          <text:p/>
        </draw:connector>
        <draw:custom-shape draw:name="Google Shape;130;p21_0" draw:style-name="gr14" draw:text-style-name="P10" xml:id="id7" draw:id="id7" draw:layer="layout" svg:width="2.515cm" svg:height="2.515cm" svg:x="16.872cm" svg:y="6.723cm">
          <text:p text:style-name="P9"><text:span text:style-name="T3">Coassoc.</text:span><text:span text:style-name="T3"><text:line-break/></text:span><text:span text:style-name="T3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5" draw:text-style-name="P8" draw:layer="layout" draw:type="line" svg:x1="18.099cm" svg:y1="5.508cm" svg:x2="18.106cm" svg:y2="6.121cm" draw:start-shape="id6" draw:start-glue-point="2" svg:d="M18099 5508l7 613" svg:viewBox="0 0 8 614">
          <text:p/>
        </draw:connector>
        <draw:g>
          <draw:frame draw:style-name="gr16" draw:text-style-name="P12" draw:layer="layout" svg:width="1.289cm" svg:height="0.569cm" draw:transform="rotate (1.5707963267949) translate (2.023cm 4.775cm)">
            <draw:text-box>
              <text:p text:style-name="P11"><text:span text:style-name="T4">Traits</text:span></text:p>
            </draw:text-box>
          </draw:frame>
          <draw:frame draw:style-name="gr17" draw:text-style-name="P13" draw:layer="layout" svg:width="1.395cm" svg:height="0.57cm" draw:transform="rotate (1.5707963267949) translate (2.335cm 4.828cm)">
            <draw:text-box>
              <text:p><text:span text:style-name="T4">(3,749)</text:span></text:p>
            </draw:text-box>
          </draw:frame>
        </draw:g>
        <draw:frame draw:style-name="gr16" draw:text-style-name="P12" xml:id="id2" draw:id="id2" draw:layer="layout" svg:width="1.289cm" svg:height="0.569cm" draw:transform="rotate (1.5707963267949) translate (5.523cm 7.847cm)">
          <draw:text-box>
            <text:p text:style-name="P11"><text:span text:style-name="T4">Traits</text:span></text:p>
          </draw:text-box>
        </draw:frame>
        <draw:custom-shape draw:name="Google Shape;120;p21_0" draw:style-name="gr18" draw:text-style-name="P7" xml:id="id8" draw:id="id8" draw:layer="layout" svg:width="3.664cm" svg:height="1.763cm" svg:x="16.297cm" svg:y="9.878cm">
          <text:p text:style-name="P6"><text:span text:style-name="T1">Consensus</text:span></text:p>
          <text:p text:style-name="P6"><text:span text:style-name="T1">cluster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frame draw:style-name="gr16" draw:text-style-name="P12" xml:id="id3" draw:id="id3" draw:layer="layout" svg:width="1.289cm" svg:height="0.569cm" draw:transform="rotate (1.5707963267949) translate (5.524cm 10.948cm)">
          <draw:text-box>
            <text:p text:style-name="P11"><text:span text:style-name="T4">Traits</text:span></text:p>
          </draw:text-box>
        </draw:frame>
        <draw:frame draw:style-name="gr16" draw:text-style-name="P12" xml:id="id10" draw:id="id10" draw:layer="layout" svg:width="1.289cm" svg:height="0.569cm" draw:transform="rotate (1.5707963267949) translate (15.513cm 4.829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draw:transform="rotate (1.5707963267949) translate (16.343cm 8.63cm)">
          <draw:text-box>
            <text:p text:style-name="P11"><text:span text:style-name="T4">Traits</text:span></text:p>
          </draw:text-box>
        </draw:frame>
        <draw:frame draw:style-name="gr16" draw:text-style-name="P12" draw:layer="layout" svg:width="1.289cm" svg:height="0.569cm" svg:x="17.438cm" svg:y="6.202cm">
          <draw:text-box>
            <text:p text:style-name="P11"><text:span text:style-name="T4">Traits</text:span></text:p>
          </draw:text-box>
        </draw:frame>
        <draw:connector draw:style-name="gr13" draw:text-style-name="P8" draw:layer="layout" draw:type="line" svg:x1="18.129cm" svg:y1="9.238cm" svg:x2="18.129cm" svg:y2="9.878cm" draw:start-shape="id7" draw:start-glue-point="2" draw:end-shape="id8" draw:end-glue-point="0" svg:d="M18129 9238v640" svg:viewBox="0 0 1 641">
          <text:p/>
        </draw:connector>
        <draw:frame draw:style-name="gr19" draw:text-style-name="P15" draw:layer="layout" svg:width="0.777cm" svg:height="0.967cm" svg:x="1.901cm" svg:y="1.992cm">
          <draw:text-box>
            <text:p text:style-name="P14"><text:span text:style-name="T5">a</text:span></text:p>
          </draw:text-box>
        </draw:frame>
        <draw:frame draw:style-name="gr20" draw:text-style-name="P15" draw:layer="layout" svg:width="0.803cm" svg:height="0.938cm" svg:x="1.901cm" svg:y="12.192cm">
          <draw:text-box>
            <text:p text:style-name="P14"><text:span text:style-name="T5">b</text:span></text:p>
          </draw:text-box>
        </draw:frame>
        <draw:connector draw:style-name="gr11" draw:text-style-name="P8" draw:layer="layout" svg:x1="14.467cm" svg:y1="7.286cm" svg:x2="15.513cm" svg:y2="4.185cm" draw:start-shape="id9" draw:start-glue-point="1" draw:end-shape="id10" draw:end-glue-point="0" svg:d="M14467 7286h532v-3101h514" svg:viewBox="0 0 1047 3102">
          <text:p/>
        </draw:connector>
        <draw:frame draw:style-name="gr21" draw:text-style-name="P11" draw:layer="layout" svg:width="4.788cm" svg:height="3.632cm" svg:x="15.732cm" svg:y="12.538cm">
          <draw:image xlink:href="Pictures/100000000000045B0000034F6463ECF23898845A.png" xlink:type="simple" xlink:show="embed" xlink:actuate="onLoad" draw:mime-type="image/png">
            <text:p/>
          </draw:image>
        </draw:frame>
        <draw:connector draw:style-name="gr13" draw:text-style-name="P8" draw:layer="layout" draw:type="line" svg:x1="18.146cm" svg:y1="11.794cm" svg:x2="18.126cm" svg:y2="12.538cm" svg:d="M18146 11794l-20 744" svg:viewBox="0 0 21 745">
          <text:p/>
        </draw:connector>
        <draw:custom-shape draw:name="Google Shape;120;p21_1" draw:style-name="gr18" draw:text-style-name="P7" xml:id="id11" draw:id="id11" draw:layer="layout" svg:width="3.664cm" svg:height="1.763cm" svg:x="10.163cm" svg:y="13.498cm">
          <text:p text:style-name="P6"><text:span text:style-name="T1">Decision tree</text:span><text:span text:style-name="T1"><text:line-break/></text:span><text:span text:style-name="T1">classifi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/>
          </draw:enhanced-geometry>
        </draw:custom-shape>
        <draw:connector draw:style-name="gr22" draw:text-style-name="P8" draw:layer="layout" svg:x1="4.03cm" svg:y1="5.16cm" svg:x2="10.163cm" svg:y2="14.379cm" draw:start-shape="id1" draw:start-glue-point="2" draw:end-shape="id11" draw:end-glue-point="3" svg:d="M4030 5160v9219h6133" svg:viewBox="0 0 6134 9220">
          <text:p/>
        </draw:connector>
        <draw:custom-shape draw:name="Google Shape;132;p21_0" draw:style-name="gr3" draw:text-style-name="P17" xml:id="id22" draw:id="id22" draw:layer="layout" svg:width="2.805cm" svg:height="1.199cm" svg:x="4.137cm" svg:y="16.249cm">
          <text:p text:style-name="P16"><text:span text:style-name="T6">Clust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1" draw:style-name="gr3" draw:text-style-name="P17" xml:id="id23" draw:id="id23" draw:layer="layout" svg:width="2.805cm" svg:height="1.199cm" svg:x="8.637cm" svg:y="16.249cm">
          <text:p text:style-name="P16"><text:span text:style-name="T6">Clust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_2" draw:style-name="gr3" draw:text-style-name="P17" xml:id="id21" draw:id="id21" draw:layer="layout" svg:width="2.805cm" svg:height="1.199cm" svg:x="13.637cm" svg:y="16.249cm">
          <text:p text:style-name="P16"><text:span text:style-name="T6">Cluster </text:span><text:span text:style-name="T7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19" xml:id="id12" draw:id="id12" draw:layer="layout" svg:width="1.651cm" svg:height="0.762cm" svg:x="4.645cm" svg:y="17.14cm">
          <text:p text:style-name="P18"><text:span text:style-name="T8">LV 65&lt;3.6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15" draw:id="id15" draw:layer="layout" svg:width="1.651cm" svg:height="0.762cm" svg:x="9.145cm" svg:y="17.14cm">
          <text:p text:style-name="P18"><text:span text:style-name="T8">LV 5&lt;2.8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xml:id="id18" draw:id="id18" draw:layer="layout" svg:width="1.651cm" svg:height="0.762cm" svg:x="14.245cm" svg:y="17.14cm">
          <text:p text:style-name="P18"><text:span text:style-name="T8">LV </text:span><text:span text:style-name="T9">i</text:span><text:span text:style-name="T8">&lt;</text:span><text:span text:style-name="T9">t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13" draw:id="id13" draw:layer="layout" svg:width="1.157cm" svg:height="0.762cm" svg:x="3.345cm" svg:y="18.74cm">
          <text:p text:style-name="P18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5" draw:text-style-name="P8" draw:layer="layout" draw:type="line" svg:x1="5.47cm" svg:y1="17.902cm" svg:x2="3.923cm" svg:y2="18.74cm" draw:start-shape="id12" draw:start-glue-point="2" draw:end-shape="id13" draw:end-glue-point="0" svg:d="M5470 17902l-1547 838" svg:viewBox="0 0 1548 839">
          <text:p/>
        </draw:connector>
        <draw:connector draw:style-name="gr26" draw:text-style-name="P8" draw:layer="layout" draw:type="line" svg:x1="5.47cm" svg:y1="17.902cm" svg:x2="6.08cm" svg:y2="18.653cm" draw:start-shape="id12" draw:start-glue-point="2" draw:end-shape="id14" draw:end-glue-point="0" svg:d="M5470 17902l610 751" svg:viewBox="0 0 611 752">
          <text:p/>
        </draw:connector>
        <draw:connector draw:style-name="gr27" draw:text-style-name="P8" draw:layer="layout" draw:type="line" svg:x1="9.97cm" svg:y1="17.902cm" svg:x2="9.002cm" svg:y2="18.654cm" draw:start-shape="id15" draw:start-glue-point="2" draw:end-shape="id16" draw:end-glue-point="0" svg:d="M9970 17902l-968 752" svg:viewBox="0 0 969 753">
          <text:p/>
        </draw:connector>
        <draw:connector draw:style-name="gr28" draw:text-style-name="P8" draw:layer="layout" draw:type="line" svg:x1="9.97cm" svg:y1="17.902cm" svg:x2="10.882cm" svg:y2="18.655cm" draw:start-shape="id15" draw:start-glue-point="2" draw:end-shape="id17" draw:end-glue-point="0" svg:d="M9970 17902l912 753" svg:viewBox="0 0 913 754">
          <text:p/>
        </draw:connector>
        <draw:custom-shape draw:style-name="gr24" draw:text-style-name="P19" xml:id="id19" draw:id="id19" draw:layer="layout" svg:width="1.157cm" svg:height="0.762cm" svg:x="13.645cm" svg:y="18.54cm">
          <text:p text:style-name="P18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xml:id="id20" draw:id="id20" draw:layer="layout" svg:width="1.157cm" svg:height="0.762cm" svg:x="15.145cm" svg:y="18.54cm">
          <text:p text:style-name="P18"><text:span text:style-name="T8">...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draw:type="line" svg:x1="3.923cm" svg:y1="19.502cm" svg:x2="4.43cm" svg:y2="20.052cm" draw:start-shape="id13" draw:start-glue-point="2" svg:d="M3923 19502l507 550" svg:viewBox="0 0 508 551">
          <text:p/>
        </draw:connector>
        <draw:connector draw:style-name="gr30" draw:text-style-name="P8" draw:layer="layout" draw:type="line" svg:x1="3.923cm" svg:y1="19.502cm" svg:x2="3.509cm" svg:y2="20.052cm" draw:start-shape="id13" draw:start-glue-point="2" svg:d="M3923 19502l-414 550" svg:viewBox="0 0 415 551">
          <text:p/>
        </draw:connector>
        <draw:connector draw:style-name="gr31" draw:text-style-name="P8" draw:layer="layout" draw:type="line" svg:x1="15.732cm" svg:y1="14.354cm" svg:x2="13.827cm" svg:y2="14.379cm" draw:end-shape="id11" draw:end-glue-point="1" svg:d="M15732 14354l-1905 25" svg:viewBox="0 0 1906 26">
          <text:p/>
        </draw:connector>
        <draw:connector draw:style-name="gr32" draw:text-style-name="P8" draw:layer="layout" draw:type="line" svg:x1="15.07cm" svg:y1="17.902cm" svg:x2="14.223cm" svg:y2="18.54cm" draw:start-shape="id18" draw:start-glue-point="2" draw:end-shape="id19" draw:end-glue-point="0" svg:d="M15070 17902l-847 638" svg:viewBox="0 0 848 639">
          <text:p/>
        </draw:connector>
        <draw:connector draw:style-name="gr33" draw:text-style-name="P8" draw:layer="layout" draw:type="line" svg:x1="15.07cm" svg:y1="17.902cm" svg:x2="15.723cm" svg:y2="18.54cm" draw:start-shape="id18" draw:start-glue-point="2" draw:end-shape="id20" draw:end-glue-point="0" svg:d="M15070 17902l653 638" svg:viewBox="0 0 654 639">
          <text:p/>
        </draw:connector>
        <draw:connector draw:style-name="gr34" draw:text-style-name="P8" draw:layer="layout" draw:type="line" svg:x1="14.223cm" svg:y1="19.302cm" svg:x2="13.836cm" svg:y2="20.024cm" draw:start-shape="id19" draw:start-glue-point="2" svg:d="M14223 19302l-387 722" svg:viewBox="0 0 388 723">
          <text:p/>
        </draw:connector>
        <draw:connector draw:style-name="gr35" draw:text-style-name="P8" draw:layer="layout" draw:type="line" svg:x1="14.223cm" svg:y1="19.302cm" svg:x2="14.555cm" svg:y2="19.996cm" draw:start-shape="id19" draw:start-glue-point="2" svg:d="M14223 19302l332 694" svg:viewBox="0 0 333 695">
          <text:p/>
        </draw:connector>
        <draw:connector draw:style-name="gr36" draw:text-style-name="P8" draw:layer="layout" draw:type="line" svg:x1="15.723cm" svg:y1="19.302cm" svg:x2="15.475cm" svg:y2="19.938cm" draw:start-shape="id20" draw:start-glue-point="2" svg:d="M15723 19302l-248 636" svg:viewBox="0 0 249 637">
          <text:p/>
        </draw:connector>
        <draw:connector draw:style-name="gr37" draw:text-style-name="P8" draw:layer="layout" draw:type="line" svg:x1="15.723cm" svg:y1="19.302cm" svg:x2="16.108cm" svg:y2="19.938cm" draw:start-shape="id20" draw:start-glue-point="2" svg:d="M15723 19302l385 636" svg:viewBox="0 0 386 637">
          <text:p/>
        </draw:connector>
        <draw:frame draw:style-name="gr38" draw:text-style-name="P20" draw:layer="layout" svg:width="1.143cm" svg:height="1.27cm" svg:x="12.133cm" svg:y="16.867cm">
          <draw:text-box>
            <text:p>...</text:p>
          </draw:text-box>
        </draw:frame>
        <draw:connector draw:style-name="gr39" draw:text-style-name="P21" draw:layer="layout" draw:type="line" svg:x1="11.995cm" svg:y1="15.261cm" svg:x2="15.039cm" svg:y2="16.249cm" draw:start-shape="id11" draw:start-glue-point="2" draw:end-shape="id21" draw:end-glue-point="0" svg:d="M11995 15261l3044 988" svg:viewBox="0 0 3045 989">
          <text:p/>
        </draw:connector>
        <draw:connector draw:style-name="gr40" draw:text-style-name="P21" draw:layer="layout" draw:type="line" svg:x1="11.995cm" svg:y1="15.261cm" svg:x2="5.539cm" svg:y2="16.249cm" draw:start-shape="id11" draw:start-glue-point="2" draw:end-shape="id22" draw:end-glue-point="0" svg:d="M11995 15261l-6456 988" svg:viewBox="0 0 6457 989">
          <text:p/>
        </draw:connector>
        <draw:connector draw:style-name="gr41" draw:text-style-name="P21" draw:layer="layout" draw:type="line" svg:x1="11.995cm" svg:y1="15.261cm" svg:x2="10.039cm" svg:y2="16.249cm" draw:start-shape="id11" draw:start-glue-point="2" draw:end-shape="id23" draw:end-glue-point="0" svg:d="M11995 15261l-1956 988" svg:viewBox="0 0 1957 989">
          <text:p/>
        </draw:connector>
        <draw:custom-shape draw:style-name="gr42" draw:text-style-name="P19" xml:id="id14" draw:id="id14" draw:layer="layout" svg:width="2.286cm" svg:height="1.016cm" svg:x="4.937cm" svg:y="18.653cm">
          <text:p text:style-name="P18"><text:span text:style-name="T8">C</text:span><text:span text:style-name="T8">a</text:span><text:span text:style-name="T8">r</text:span><text:span text:style-name="T8">d</text:span><text:span text:style-name="T8">i</text:span><text:span text:style-name="T8">o</text:span><text:span text:style-name="T8">v</text:span><text:span text:style-name="T8">a</text:span><text:span text:style-name="T8">s</text:span><text:span text:style-name="T8">c</text:span><text:span text:style-name="T8">u</text:span><text:span text:style-name="T8">l</text:span><text:span text:style-name="T8">a</text:span><text:span text:style-name="T8">r</text:span><text:span text:style-name="T8"><text:line-break/></text:span><text:span text:style-name="T8">t</text:span><text:span text:style-name="T8">r</text:span><text:span text:style-name="T8">a</text:span><text:span text:style-name="T8">i</text:span><text:span text:style-name="T8">t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xml:id="id16" draw:id="id16" draw:layer="layout" svg:width="1.128cm" svg:height="1.016cm" svg:x="8.438cm" svg:y="18.654cm">
          <text:p text:style-name="P18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9" xml:id="id17" draw:id="id17" draw:layer="layout" svg:width="2.286cm" svg:height="1.016cm" svg:x="9.739cm" svg:y="18.655cm">
          <text:p text:style-name="P18"><text:span text:style-name="T8">R</text:span><text:span text:style-name="T8">e</text:span><text:span text:style-name="T8">s</text:span><text:span text:style-name="T8">p</text:span><text:span text:style-name="T8">i</text:span><text:span text:style-name="T8">r</text:span><text:span text:style-name="T8">a</text:span><text:span text:style-name="T8">t</text:span><text:span text:style-name="T8">o</text:span><text:span text:style-name="T8">r</text:span><text:span text:style-name="T8">y</text:span><text:span text:style-name="T8"><text:line-break/></text:span><text:span text:style-name="T8">d</text:span><text:span text:style-name="T8">i</text:span><text:span text:style-name="T8">s</text:span><text:span text:style-name="T8">e</text:span><text:span text:style-name="T8">a</text:span><text:span text:style-name="T8">s</text:span><text:span text:style-name="T8">e</text:span><text:span text:style-name="T8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8T14:21:55.668531069</meta:creation-date>
    <dc:date>2021-01-18T17:20:38.718324517</dc:date>
    <meta:editing-duration>PT2H25M59S</meta:editing-duration>
    <meta:editing-cycles>56</meta:editing-cycles>
    <meta:generator>LibreOffice/7.0.2.2$Linux_X86_64 LibreOffice_project/3a01483fc371ab18cfca4bab0d636937da5eaf70</meta:generator>
    <meta:document-statistic meta:object-count="69"/>
  </office:meta>
</office:document-meta>
</file>